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office:value-type="string">
            <text:p>T-Min</text:p>
          </table:table-cell>
        </table:table-row>
        <table:table-row table:style-name="ro1">
          <table:table-cell office:value-type="string">
            <text:p>2 x 2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table:formula="of:=EXP(-[.B2]/(2*[.C2]*[.C2]))" office:value-type="float" office:value="0.100692484575402">
            <text:p>0,1006924846</text:p>
          </table:table-cell>
          <table:table-cell table:formula="of:=[.C2]/1000" office:value-type="float" office:value="0.00066">
            <text:p>0,00066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05">
            <text:p>1,05</text:p>
          </table:table-cell>
          <table:table-cell table:formula="of:=EXP(-[.B3]/(2*[.C3]*[.C3]))" office:value-type="float" office:value="0.103563151166824">
            <text:p>0,1035631512</text:p>
          </table:table-cell>
          <table:table-cell table:formula="of:=[.C3]/1000" office:value-type="float" office:value="0.00105">
            <text:p>0,00105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formula="of:=EXP(-[.B4]/(2*[.C4]*[.C4]))" office:value-type="float" office:value="0.108368023221896">
            <text:p>0,1083680232</text:p>
          </table:table-cell>
          <table:table-cell table:formula="of:=[.C4]/1000" office:value-type="float" office:value="0.0015">
            <text:p>0,0015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9">29/01/2011</text:date>, <text:time>02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1-29T02:36:37</dc:date>
    <dc:creator>Anderson </dc:creator>
    <meta:editing-duration>PT00H21M57S</meta:editing-duration>
    <meta:editing-cycles>3</meta:editing-cycles>
    <meta:generator>OpenOffice.org/3.2$Linux OpenOffice.org_project/320m19$Build-9505</meta:generator>
    <meta:document-statistic meta:table-count="3" meta:cell-count="40" meta:object-count="0"/>
  </office:meta>
</office:document-meta>
</file>